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180.2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999999" fo:border-left="0.99pt groove #000000" fo:border-right="none" fo:border-top="0.99pt groove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wrap-option="wrap" fo:border-left="0.99pt groove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ccccc" fo:wrap-option="wrap" fo:border-left="0.99pt groove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ddddd" fo:wrap-option="wrap" fo:border-left="0.99pt groove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groove #000000" fo:wrap-option="wrap" fo:border-left="0.99pt groove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999999" fo:border-left="none" fo:border-right="none" fo:border-top="0.99pt groove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groove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order-bottom="0.99pt groove #000000" fo:border-left="none" fo:border-right="none" fo:border-top="none"/>
    </style:style>
    <style:style style:name="ce15" style:family="table-cell" style:parent-style-name="Default">
      <style:table-cell-properties fo:border-bottom="none" fo:background-color="#999999" fo:border-left="none" fo:border-right="0.99pt groove #000000" fo:border-top="0.99pt groove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none" fo:border-right="0.99pt groove #000000" fo:border-top="none"/>
    </style:style>
    <style:style style:name="ce17" style:family="table-cell" style:parent-style-name="Default">
      <style:table-cell-properties fo:border-bottom="none" fo:background-color="#cccccc" fo:border-left="none" fo:border-right="0.99pt groove #000000" fo:border-top="none"/>
    </style:style>
    <style:style style:name="ce18" style:family="table-cell" style:parent-style-name="Default">
      <style:table-cell-properties fo:border-bottom="none" fo:background-color="#dddddd" fo:border-left="none" fo:border-right="0.99pt groove #000000" fo:border-top="none"/>
    </style:style>
    <style:style style:name="ce19" style:family="table-cell" style:parent-style-name="Default">
      <style:table-cell-properties fo:border-bottom="0.99pt groove #000000" fo:border-left="none" fo:border-right="0.99pt groove #000000" fo:border-top="non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6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REACTION ESSENTIALITY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ReactionID</text:p>
          </table:table-cell>
          <table:table-cell table:style-name="ce7" office:value-type="string" calcext:value-type="string">
            <text:p>Reaction</text:p>
          </table:table-cell>
          <table:table-cell table:style-name="ce7" office:value-type="string" calcext:value-type="string">
            <text:p>Col0 Cold</text:p>
          </table:table-cell>
          <table:table-cell table:style-name="ce7" office:value-type="string" calcext:value-type="string">
            <text:p>Col 0 Control</text:p>
          </table:table-cell>
          <table:table-cell table:style-name="ce7" office:value-type="string" calcext:value-type="string">
            <text:p>Fum2 Cold</text:p>
          </table:table-cell>
          <table:table-cell table:style-name="ce15" office:value-type="string" calcext:value-type="string">
            <text:p>Fum2 Control</text:p>
          </table:table-cell>
          <table:table-cell/>
          <table:table-cell table:style-name="ce20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BPase_h</text:p>
          </table:table-cell>
          <table:table-cell office:value-type="string" calcext:value-type="string">
            <text:p>FBP_h + H2O_h --&gt; F6P_h + Pi_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Cytosolic fumarate and aspartate are produced in the wild-type in response to cold but not in the mutant</text:p>
          </table:table-cell>
        </table:table-row>
        <table:table-row table:style-name="ro1">
          <table:table-cell/>
          <table:table-cell office:value-type="string" calcext:value-type="string">
            <text:p>F6PK1_c</text:p>
          </table:table-cell>
          <table:table-cell office:value-type="string" calcext:value-type="string">
            <text:p>ATP_c + F6P_c --&gt; ADP_c + FBP_c + H_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ytosolic fumarate is primarily produced via cytosolic malate but also via export from the mitochondria and the chloroplast in very small amounts in the wild-type </text:p>
          </table:table-cell>
        </table:table-row>
        <table:table-row table:style-name="ro1">
          <table:table-cell/>
          <table:table-cell table:style-name="ce4" office:value-type="string" calcext:value-type="string">
            <text:p>FumHA_c</text:p>
          </table:table-cell>
          <table:table-cell table:style-name="ce9" office:value-type="string" calcext:value-type="string">
            <text:p>Mal_c --&gt; Fum_c + H2O_c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Cytosolic malate is produced from cytosolic oxaloacetate in the wild-type in both conditions but not necessarily in the mutant </text:p>
          </table:table-cell>
        </table:table-row>
        <table:table-row table:style-name="ro1">
          <table:table-cell/>
          <table:table-cell table:style-name="ce4" office:value-type="string" calcext:value-type="string">
            <text:p>Asnase_c</text:p>
          </table:table-cell>
          <table:table-cell table:style-name="ce9" office:value-type="string" calcext:value-type="string">
            <text:p>Asn_c + H2O_c --&gt; Asp_c + NH4_c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The wild-type has more essential reactions that the mutant (metabolism of the wild-type is more constrained)</text:p>
          </table:table-cell>
        </table:table-row>
        <table:table-row table:style-name="ro1">
          <table:table-cell/>
          <table:table-cell table:style-name="ce4" office:value-type="string" calcext:value-type="string">
            <text:p>Tr_DIC1</text:p>
          </table:table-cell>
          <table:table-cell table:style-name="ce9" office:value-type="string" calcext:value-type="string">
            <text:p>Mal_c + Pi_m &lt;= Mal_m + Pi_c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r_DIC2</text:p>
          </table:table-cell>
          <table:table-cell table:style-name="ce9" office:value-type="string" calcext:value-type="string">
            <text:p>Pi_m + SCA_c =&gt; Pi_c + SCA_m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_H</text:p>
          </table:table-cell>
          <table:table-cell office:value-type="string" calcext:value-type="string">
            <text:p>&lt;=&gt; H_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cK_c</text:p>
          </table:table-cell>
          <table:table-cell office:value-type="string" calcext:value-type="string">
            <text:p>ATP_c + Frc_c --&gt; ADP_c + F6P_c + H_c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GlyDH_m</text:p>
          </table:table-cell>
          <table:table-cell table:style-name="ce10" office:value-type="string" calcext:value-type="string">
            <text:p>Gly_m + H_m + LPL_m --&gt; CO2_m + amDHP_m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MT_m</text:p>
          </table:table-cell>
          <table:table-cell table:style-name="ce10" office:value-type="string" calcext:value-type="string">
            <text:p>THF_m + amDHP_m --&gt; DHP_m + M_DASH_THF_m + NH4_m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DHLDH1_m</text:p>
          </table:table-cell>
          <table:table-cell table:style-name="ce10" office:value-type="string" calcext:value-type="string">
            <text:p>DHP_m + NAD_m --&gt; H_m + LPL_m + NADH_m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GlyHMT_m</text:p>
          </table:table-cell>
          <table:table-cell table:style-name="ce10" office:value-type="string" calcext:value-type="string">
            <text:p>Gly_m + H2O_m + M_DASH_THF_m &lt;=&gt; Ser_m + THF_m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5CDHNADP_m</text:p>
          </table:table-cell>
          <table:table-cell office:value-type="string" calcext:value-type="string">
            <text:p>2.0 H2O_m + NADP_m + P5C_m --&gt; Glu_m + H_m + NADPH_m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AM_c</text:p>
          </table:table-cell>
          <table:table-cell office:value-type="string" calcext:value-type="string">
            <text:p>ATP_c + H2O_c --&gt; ADP_c + H_c + Pi_c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NGAM_m</text:p>
          </table:table-cell>
          <table:table-cell table:style-name="ce11" office:value-type="string" calcext:value-type="string">
            <text:p>ATP_m + H2O_m --&gt; ADP_m + H_m + Pi_m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BPase_h</text:p>
          </table:table-cell>
          <table:table-cell table:style-name="ce9" office:value-type="string" calcext:value-type="string">
            <text:p>FBP_h + H2O_h --&gt; F6P_h + Pi_h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EPC1_c</text:p>
          </table:table-cell>
          <table:table-cell table:style-name="ce9" office:value-type="string" calcext:value-type="string">
            <text:p>ATP_c + OAA_c --&gt; ADP_c + CO2_c + PEP_c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itS_c</text:p>
          </table:table-cell>
          <table:table-cell table:style-name="ce9" office:value-type="string" calcext:value-type="string">
            <text:p>A_DASH_CoA_c + H2O_c + OAA_c --&gt; Cit_c + CoA_c + H_c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umHA_m</text:p>
          </table:table-cell>
          <table:table-cell table:style-name="ce9" office:value-type="string" calcext:value-type="string">
            <text:p>Fum_m + H2O_m --&gt; Mal_m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uSeADH_m</text:p>
          </table:table-cell>
          <table:table-cell office:value-type="string" calcext:value-type="string">
            <text:p>GluP_m + H_m + NADPH_m --&gt; Glu_DASH_SeA_m + NADP_m + Pi_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oAC_h</text:p>
          </table:table-cell>
          <table:table-cell office:value-type="string" calcext:value-type="string">
            <text:p>ATP_h + A_DASH_CoA_h + HCO3_h --&gt; ADP_h + H_h + M_DASH_CoA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PM_h</text:p>
          </table:table-cell>
          <table:table-cell office:value-type="string" calcext:value-type="string">
            <text:p>ACP_h + M_DASH_CoA_h --&gt; CoA_h + M_DASH_AC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DH_h</text:p>
          </table:table-cell>
          <table:table-cell office:value-type="string" calcext:value-type="string">
            <text:p>CO2_h + NADH_h &lt;=&gt; For_h + NAD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THFL_h</text:p>
          </table:table-cell>
          <table:table-cell office:value-type="string" calcext:value-type="string">
            <text:p>ATP_h + For_h + H_h + THF_h --&gt; ADP_h + F_DASH_THF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PA_h</text:p>
          </table:table-cell>
          <table:table-cell office:value-type="string" calcext:value-type="string">
            <text:p>DHAP_h + E4P_h --&gt; SB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Pase_h</text:p>
          </table:table-cell>
          <table:table-cell office:value-type="string" calcext:value-type="string">
            <text:p>H2O_h + SBP_h --&gt; Pi_h + S7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_Arg2</text:p>
          </table:table-cell>
          <table:table-cell office:value-type="string" calcext:value-type="string">
            <text:p>Arg_h --&gt; Arg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uSeADA_m</text:p>
          </table:table-cell>
          <table:table-cell office:value-type="string" calcext:value-type="string">
            <text:p>Glu_DASH_SeA_m --&gt; H2O_m + H_m + P5C_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O3DHA_h</text:p>
          </table:table-cell>
          <table:table-cell office:value-type="string" calcext:value-type="string">
            <text:p>CO2_h + H2O_h --&gt; HCO3_h + H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luK</text:p>
          </table:table-cell>
          <table:table-cell office:value-type="string" calcext:value-type="string">
            <text:p>ATP_h + A_DASH_Glu_h --&gt; ADP_h + A_DASH_Glu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luPR_h</text:p>
          </table:table-cell>
          <table:table-cell office:value-type="string" calcext:value-type="string">
            <text:p>A_DASH_GluP_h + H_h + NADPH_h --&gt; A_DASH_Glu_DASH_SeA_h + NADP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OrnTA_h</text:p>
          </table:table-cell>
          <table:table-cell office:value-type="string" calcext:value-type="string">
            <text:p>A_DASH_Glu_DASH_SeA_h + Glu_h --&gt; A_DASH_Orn_h + KG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OrnAGluAcT_h</text:p>
          </table:table-cell>
          <table:table-cell office:value-type="string" calcext:value-type="string">
            <text:p>A_DASH_Orn_h + Glu_h --&gt; A_DASH_Glu_h + Orn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BPS_h</text:p>
          </table:table-cell>
          <table:table-cell office:value-type="string" calcext:value-type="string">
            <text:p>2.0 ATP_h + Gln_h + H2O_h + HCO3_h --&gt; 2.0 ADP_h + CBP_h + Glu_h + 3.0 H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nCMT_h</text:p>
          </table:table-cell>
          <table:table-cell office:value-type="string" calcext:value-type="string">
            <text:p>CBP_h + H_h + Orn_h &lt;=&gt; CTL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SCAS_h</text:p>
          </table:table-cell>
          <table:table-cell office:value-type="string" calcext:value-type="string">
            <text:p>ATP_h + Asp_h + CTL_h --&gt; AMP_h + Arg_DASH_SCA_h + 3.0 H_h + P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BPase_c</text:p>
          </table:table-cell>
          <table:table-cell office:value-type="string" calcext:value-type="string">
            <text:p>FBP_c + H2O_c --&gt; F6P_c + Pi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CAMPS_h</text:p>
          </table:table-cell>
          <table:table-cell office:value-type="string" calcext:value-type="string">
            <text:p>Asp_h + GTP_h + IMP_h --&gt; DC_DASH_AMP_h + GDP_h + H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CAMPL2_h</text:p>
          </table:table-cell>
          <table:table-cell office:value-type="string" calcext:value-type="string">
            <text:p>DC_DASH_AMP_h --&gt; AMP_h + Fum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m_Store</text:p>
          </table:table-cell>
          <table:table-cell office:value-type="string" calcext:value-type="string">
            <text:p>Fum_c --&gt;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AcT_c</text:p>
          </table:table-cell>
          <table:table-cell office:value-type="string" calcext:value-type="string">
            <text:p>A_DASH_CoA_c + Ser_c --&gt; A_DASH_Ser_c + CoA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cK_c</text:p>
          </table:table-cell>
          <table:table-cell office:value-type="string" calcext:value-type="string">
            <text:p>ATP_c + Frc_c --&gt; ADP_c + F6P_c + H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sS_c</text:p>
          </table:table-cell>
          <table:table-cell office:value-type="string" calcext:value-type="string">
            <text:p>A_DASH_Ser_c + H2S_c --&gt; AC_c + Cys_c + H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S_c1</text:p>
          </table:table-cell>
          <table:table-cell office:value-type="string" calcext:value-type="string">
            <text:p>H2O_c + UDPG_c --&gt; UDP_c + cellulose1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S_c2</text:p>
          </table:table-cell>
          <table:table-cell office:value-type="string" calcext:value-type="string">
            <text:p>UDPG_c + cellulose1_c --&gt; UDP_c + cellulose2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AMPCy_h</text:p>
          </table:table-cell>
          <table:table-cell office:value-type="string" calcext:value-type="string">
            <text:p>H2O_h + PR_DASH_AMP_h --&gt; P_DASH_AICAR_DASH_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PK_h</text:p>
          </table:table-cell>
          <table:table-cell office:value-type="string" calcext:value-type="string">
            <text:p>ATP_h + GDP_h --&gt; ADP_h + GTP_h + H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PDH3_c</text:p>
          </table:table-cell>
          <table:table-cell office:value-type="string" calcext:value-type="string">
            <text:p>GAP_c + H2O_c + NADP_c --&gt; H_c + NADPH_c + PGA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CARFT_h</text:p>
          </table:table-cell>
          <table:table-cell office:value-type="string" calcext:value-type="string">
            <text:p>AICAR_h + F_DASH_THF_h --&gt; FAICAR_h + 2.0 H_h + THF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CH_h</text:p>
          </table:table-cell>
          <table:table-cell office:value-type="string" calcext:value-type="string">
            <text:p>FAICAR_h --&gt; H2O_h + IM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AO_h</text:p>
          </table:table-cell>
          <table:table-cell office:value-type="string" calcext:value-type="string">
            <text:p>GCA_h + O2_h --&gt; GLX_h + H2O2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T_h</text:p>
          </table:table-cell>
          <table:table-cell office:value-type="string" calcext:value-type="string">
            <text:p>2.0 H2O2_h --&gt; 2.0 H2O_h + O2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PPRT_h</text:p>
          </table:table-cell>
          <table:table-cell office:value-type="string" calcext:value-type="string">
            <text:p>ATP_h + PRPP_h --&gt; H_h + PPi_h + PR_DASH_AT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ATPDP_h</text:p>
          </table:table-cell>
          <table:table-cell office:value-type="string" calcext:value-type="string">
            <text:p>H2O_h + PR_DASH_ATP_h --&gt; 2.0 H_h + PPi_h + PR_DASH_AM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NK_c</text:p>
          </table:table-cell>
          <table:table-cell office:value-type="string" calcext:value-type="string">
            <text:p>ADN_c + ATP_c --&gt; ADP_c + AMP_c + H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ICARPI_h</text:p>
          </table:table-cell>
          <table:table-cell office:value-type="string" calcext:value-type="string">
            <text:p>P_DASH_AICAR_DASH_P_h --&gt; Pu_DASH_AICAR_DASH_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GPS_h</text:p>
          </table:table-cell>
          <table:table-cell office:value-type="string" calcext:value-type="string">
            <text:p>Gln_h + Pu_DASH_AICAR_DASH_P_h --&gt; AICAR_h + EIGP_h + Glu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GPDA_h</text:p>
          </table:table-cell>
          <table:table-cell office:value-type="string" calcext:value-type="string">
            <text:p>EIGP_h --&gt; H2O_h + IA_DASH_P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olPTA_h</text:p>
          </table:table-cell>
          <table:table-cell office:value-type="string" calcext:value-type="string">
            <text:p>Glu_h + IA_DASH_P_h --&gt; Hisol_DASH_P_h + KG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olPP_h</text:p>
          </table:table-cell>
          <table:table-cell office:value-type="string" calcext:value-type="string">
            <text:p>H2O_h + Hisol_DASH_P_h --&gt; Hisol_h + Pi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olPDH_h</text:p>
          </table:table-cell>
          <table:table-cell office:value-type="string" calcext:value-type="string">
            <text:p>Hisol_h + NAD_h --&gt; 2.0 H_h + Hisal_h + NADH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alPDH_h</text:p>
          </table:table-cell>
          <table:table-cell office:value-type="string" calcext:value-type="string">
            <text:p>H2O_h + Hisal_h + NAD_h --&gt; H_h + His_h + NADH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SCAL_h</text:p>
          </table:table-cell>
          <table:table-cell office:value-type="string" calcext:value-type="string">
            <text:p>Arg_DASH_SCA_h --&gt; Arg_h + Fum_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5CDHNADP_m</text:p>
          </table:table-cell>
          <table:table-cell office:value-type="string" calcext:value-type="string">
            <text:p>2.0 H2O_m + NADP_m + P5C_m --&gt; Glu_m + H_m + NADPH_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_Gly_h</text:p>
          </table:table-cell>
          <table:table-cell office:value-type="string" calcext:value-type="string">
            <text:p>Gly_h --&gt;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_His2</text:p>
          </table:table-cell>
          <table:table-cell office:value-type="string" calcext:value-type="string">
            <text:p>His_h --&gt; His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_Fum</text:p>
          </table:table-cell>
          <table:table-cell office:value-type="string" calcext:value-type="string">
            <text:p>Fum_h --&gt; Fum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DH3_c</text:p>
          </table:table-cell>
          <table:table-cell office:value-type="string" calcext:value-type="string">
            <text:p>NADPH_c + OAA_c --&gt; Mal_c + NADP_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nase_m</text:p>
          </table:table-cell>
          <table:table-cell office:value-type="string" calcext:value-type="string">
            <text:p>Arg_m + H2O_m + H_m --&gt; Orn_m + urea_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nAT_m</text:p>
          </table:table-cell>
          <table:table-cell office:value-type="string" calcext:value-type="string">
            <text:p>KG_m + Orn_m &lt;=&gt; Glu_DASH_SeA_m + Glu_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GluK_m</text:p>
          </table:table-cell>
          <table:table-cell table:style-name="ce11" office:value-type="string" calcext:value-type="string">
            <text:p>ATP_m + Glu_m --&gt; ADP_m + GluP_m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35:43.974954843</meta:creation-date>
    <dc:date>2019-03-29T11:49:32.178668662</dc:date>
    <meta:editing-duration>PT20M45S</meta:editing-duration>
    <meta:editing-cycles>4</meta:editing-cycles>
    <meta:generator>LibreOffice/6.0.7.3$Linux_X86_64 LibreOffice_project/00m0$Build-3</meta:generator>
    <meta:document-statistic meta:table-count="1" meta:cell-count="438" meta:object-count="0"/>
  </office:meta>
</office:document-meta>
</file>